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7"/>
    <style:style style:name="P13" style:family="paragraph" style:parent-style-name="Text_20_body" style:list-style-name="L7">
      <style:paragraph-properties fo:margin-top="0cm" fo:margin-bottom="0cm" style:contextual-spacing="false"/>
    </style:style>
    <style:style style:name="P14" style:family="paragraph" style:parent-style-name="Text_20_body" style:list-style-name="L8"/>
    <style:style style:name="P15" style:family="paragraph" style:parent-style-name="Text_20_body" style:list-style-name="L8">
      <style:paragraph-properties fo:margin-top="0cm" fo:margin-bottom="0cm" style:contextual-spacing="false"/>
    </style:style>
    <style:style style:name="P16" style:family="paragraph" style:parent-style-name="Text_20_body" style:list-style-name="L9"/>
    <style:style style:name="P17" style:family="paragraph" style:parent-style-name="Text_20_body" style:list-style-name="L9">
      <style:paragraph-properties fo:margin-top="0cm" fo:margin-bottom="0cm" style:contextual-spacing="false"/>
    </style:style>
    <style:style style:name="P18" style:family="paragraph" style:parent-style-name="Text_20_body" style:list-style-name="L10"/>
    <style:style style:name="P19" style:family="paragraph" style:parent-style-name="Text_20_body" style:list-style-name="L10">
      <style:paragraph-properties fo:margin-top="0cm" fo:margin-bottom="0cm" style:contextual-spacing="false"/>
    </style:style>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5">
      <style:paragraph-properties fo:margin-top="0cm" fo:margin-bottom="0cm" style:contextual-spacing="false"/>
    </style:style>
    <style:style style:name="P26" style:family="paragraph" style:parent-style-name="Text_20_body" style:list-style-name="L16"/>
    <style:style style:name="P27" style:family="paragraph" style:parent-style-name="Text_20_body" style:list-style-name="L16">
      <style:paragraph-properties fo:margin-top="0cm" fo:margin-bottom="0cm" style:contextual-spacing="false"/>
    </style:style>
    <style:style style:name="P28" style:family="paragraph" style:parent-style-name="Text_20_body" style:list-style-name="L17"/>
    <style:style style:name="P29" style:family="paragraph" style:parent-style-name="Text_20_body" style:list-style-name="L17">
      <style:paragraph-properties fo:margin-top="0cm" fo:margin-bottom="0cm" style:contextual-spacing="false"/>
    </style:style>
    <style:style style:name="P30" style:family="paragraph" style:parent-style-name="Text_20_body" style:list-style-name="L18"/>
    <style:style style:name="P31" style:family="paragraph" style:parent-style-name="Text_20_body" style:list-style-name="L18">
      <style:paragraph-properties fo:margin-top="0cm" fo:margin-bottom="0cm" style:contextual-spacing="false"/>
    </style:style>
    <style:style style:name="P32" style:family="paragraph" style:parent-style-name="Text_20_body" style:list-style-name="L19"/>
    <style:style style:name="P33" style:family="paragraph" style:parent-style-name="Text_20_body" style:list-style-name="L20"/>
    <style:style style:name="P34" style:family="paragraph" style:parent-style-name="Text_20_body" style:list-style-name="L20">
      <style:paragraph-properties fo:margin-top="0cm" fo:margin-bottom="0cm" style:contextual-spacing="false"/>
    </style:style>
    <style:style style:name="P35" style:family="paragraph" style:parent-style-name="Text_20_body" style:list-style-name="L21"/>
    <style:style style:name="P36" style:family="paragraph" style:parent-style-name="Text_20_body" style:list-style-name="L21">
      <style:paragraph-properties fo:margin-top="0cm" fo:margin-bottom="0cm" style:contextual-spacing="false"/>
    </style:style>
    <style:style style:name="P37" style:family="paragraph" style:parent-style-name="Text_20_body" style:list-style-name="L22"/>
    <style:style style:name="P38" style:family="paragraph" style:parent-style-name="Text_20_body" style:list-style-name="L22">
      <style:paragraph-properties fo:margin-top="0cm" fo:margin-bottom="0cm" style:contextual-spacing="false"/>
    </style:style>
    <style:style style:name="P39" style:family="paragraph" style:parent-style-name="Text_20_body" style:list-style-name="L23"/>
    <style:style style:name="P40" style:family="paragraph" style:parent-style-name="Text_20_body" style:list-style-name="L23">
      <style:paragraph-properties fo:margin-top="0cm" fo:margin-bottom="0cm" style:contextual-spacing="false"/>
    </style:style>
    <style:style style:name="P41" style:family="paragraph" style:parent-style-name="Text_20_body" style:list-style-name="L24"/>
    <style:style style:name="P42" style:family="paragraph" style:parent-style-name="Text_20_body" style:list-style-name="L24">
      <style:paragraph-properties fo:margin-top="0cm" fo:margin-bottom="0cm" style:contextual-spacing="false"/>
    </style:style>
    <style:style style:name="P43" style:family="paragraph" style:parent-style-name="Text_20_body" style:list-style-name="L25"/>
    <style:style style:name="P44" style:family="paragraph" style:parent-style-name="Text_20_body" style:list-style-name="L25">
      <style:paragraph-properties fo:margin-top="0cm" fo:margin-bottom="0cm" style:contextual-spacing="false"/>
    </style:style>
    <style:style style:name="P45" style:family="paragraph" style:parent-style-name="Text_20_body" style:list-style-name="L26"/>
    <style:style style:name="P46" style:family="paragraph" style:parent-style-name="Text_20_body" style:list-style-name="L26">
      <style:paragraph-properties fo:margin-top="0cm" fo:margin-bottom="0cm" style:contextual-spacing="false"/>
    </style:style>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list-style-name="L29"/>
    <style:style style:name="P50" style:family="paragraph" style:parent-style-name="Text_20_body" style:list-style-name="L30"/>
    <style:style style:name="P51" style:family="paragraph" style:parent-style-name="Text_20_body" style:list-style-name="L31"/>
    <style:style style:name="P52" style:family="paragraph" style:parent-style-name="Text_20_body" style:list-style-name="L31">
      <style:paragraph-properties fo:margin-top="0cm" fo:margin-bottom="0cm" style:contextual-spacing="false"/>
    </style:style>
    <style:style style:name="P53" style:family="paragraph" style:parent-style-name="Text_20_body" style:list-style-name="L32"/>
    <style:style style:name="P54" style:family="paragraph" style:parent-style-name="Text_20_body" style:list-style-name="L32">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Comprehensive Analysis of PCI-DSS Requirement 9: <text:span text:style-name="Strong_20_Emphasis">Restrict Physical Access to Cardholder Data</text:span></text:h>
      <text:p text:style-name="Text_20_body"><text:span text:style-name="Strong_20_Emphasis">Purpose</text:span>: PCI-DSS Requirement 9 focuses on physically protecting <text:span text:style-name="Strong_20_Emphasis">Cardholder Data (CHD)</text:span> from unauthorized access by controlling who can enter environments where CHD is processed or stored. It outlines the necessary measures to ensure that physical access to CHD is restricted, tracked, and documented.</text:p>
      <text:p text:style-name="Horizontal_20_Line"/>
      <text:h text:style-name="Heading_20_3" text:outline-level="3"><text:span text:style-name="Strong_20_Emphasis">Key Sub-Requirements of Requirement 9</text:span></text:h>
      <text:h text:style-name="Heading_20_4" text:outline-level="4"><text:span text:style-name="Strong_20_Emphasis">1. Enforce Entry Controls (9.1)</text:span></text:h>
      <text:list text:style-name="L1">
        <text:list-item>
          <text:p text:style-name="P1"><text:span text:style-name="Strong_20_Emphasis">Description</text:span>: Entry controls must be enforced to monitor and restrict access to sensitive areas where CHD is stored or processed. This can be done through access badges, security cameras, or electronic locks. Logs must be maintained for at least 90 days.</text:p>
          <text:p text:style-name="P1"><text:span text:style-name="Strong_20_Emphasis">Action Steps</text:span>:</text:p>
          <text:list>
            <text:list-item>
              <text:p text:style-name="P2">Install security cameras at entrances and exits, and ensure they are monitored.</text:p>
            </text:list-item>
            <text:list-item>
              <text:p text:style-name="P1">Implement access control systems with logs of all personnel who enter sensitive areas.</text:p>
            </text:list-item>
          </text:list>
          <text:p text:style-name="P1"><text:span text:style-name="Strong_20_Emphasis">Example</text:span>:</text:p>
          <text:list text:continue-numbering="true">
            <text:list-item>
              <text:p text:style-name="P1">A data center where CHD is processed should have cameras monitoring the entrances and badge-controlled access to the server room.</text:p>
            </text:list-item>
          </text:list>
          <text:p text:style-name="P1"><text:span text:style-name="Strong_20_Emphasis">Tools to Use</text:span>:</text:p>
          <text:list text:continue-numbering="true">
            <text:list-item>
              <text:p text:style-name="P2"><text:span text:style-name="Strong_20_Emphasis">Security camera systems</text:span> with logging capabilities (e.g., <text:span text:style-name="Strong_20_Emphasis">CCTV</text:span>).</text:p>
            </text:list-item>
            <text:list-item>
              <text:p text:style-name="P1"><text:span text:style-name="Strong_20_Emphasis">Electronic access control systems</text:span> that record entry and exit times.</text:p>
            </text:list-item>
          </text:list>
        </text:list-item>
      </text:list>
      <text:p text:style-name="Horizontal_20_Line"/>
      <text:h text:style-name="Heading_20_4" text:outline-level="4"><text:span text:style-name="Strong_20_Emphasis">2. Distinguish Visitors (9.2)</text:span></text:h>
      <text:list text:style-name="L2">
        <text:list-item>
          <text:p text:style-name="P3"><text:span text:style-name="Strong_20_Emphasis">Description</text:span>: Visitors must be easily distinguishable from authorized personnel. This can be achieved through the use of badges or uniforms that differentiate visitors from regular staff.</text:p>
          <text:p text:style-name="P3"><text:span text:style-name="Strong_20_Emphasis">Action Steps</text:span>:</text:p>
          <text:list>
            <text:list-item>
              <text:p text:style-name="P4">Provide visitors with temporary, clearly marked badges.</text:p>
            </text:list-item>
            <text:list-item>
              <text:p text:style-name="P3">Ensure that visitors are escorted at all times within sensitive areas.</text:p>
            </text:list-item>
          </text:list>
          <text:p text:style-name="P3"><text:span text:style-name="Strong_20_Emphasis">Example</text:span>:</text:p>
          <text:list text:continue-numbering="true">
            <text:list-item>
              <text:p text:style-name="P3">A contractor visiting the office should be given a red badge indicating their visitor status, while employees have green badges.</text:p>
            </text:list-item>
          </text:list>
          <text:p text:style-name="P3"><text:span text:style-name="Strong_20_Emphasis">Tools to Use</text:span>:</text:p>
          <text:list text:continue-numbering="true">
            <text:list-item>
              <text:p text:style-name="P3"><text:span text:style-name="Strong_20_Emphasis">Visitor badge systems</text:span> that print temporary badges and track visitor details.</text:p>
            </text:list-item>
          </text:list>
        </text:list-item>
      </text:list>
      <text:p text:style-name="Horizontal_20_Line"/>
      <text:h text:style-name="Heading_20_4" text:outline-level="4"><text:soft-page-break/><text:span text:style-name="Strong_20_Emphasis">3. Restrict Physical Access (9.3)</text:span></text:h>
      <text:list text:style-name="L3">
        <text:list-item>
          <text:p text:style-name="P5"><text:span text:style-name="Strong_20_Emphasis">Description</text:span>: Access to environments where CHD is stored or processed should be limited to those whose job roles require it. This aligns with the <text:span text:style-name="Strong_20_Emphasis">Principle of Least Privilege (PoLP)</text:span>.</text:p>
          <text:p text:style-name="P5"><text:span text:style-name="Strong_20_Emphasis">Action Steps</text:span>:</text:p>
          <text:list>
            <text:list-item>
              <text:p text:style-name="P5">Set access permissions based on roles and responsibilities, and regularly review who has access.</text:p>
            </text:list-item>
          </text:list>
          <text:p text:style-name="P5"><text:span text:style-name="Strong_20_Emphasis">Example</text:span>:</text:p>
          <text:list text:continue-numbering="true">
            <text:list-item>
              <text:p text:style-name="P5">Only IT administrators and specific finance personnel should have access to servers storing payment data.</text:p>
            </text:list-item>
          </text:list>
          <text:p text:style-name="P5"><text:span text:style-name="Strong_20_Emphasis">Tools to Use</text:span>:</text:p>
          <text:list text:continue-numbering="true">
            <text:list-item>
              <text:p text:style-name="P5"><text:span text:style-name="Strong_20_Emphasis">Access control systems</text:span> like <text:span text:style-name="Strong_20_Emphasis">Active Directory (AD)</text:span> that support role-based access.</text:p>
            </text:list-item>
          </text:list>
        </text:list-item>
      </text:list>
      <text:p text:style-name="Horizontal_20_Line"/>
      <text:h text:style-name="Heading_20_4" text:outline-level="4"><text:span text:style-name="Strong_20_Emphasis">4. Authorize and Monitor Visitors (9.4)</text:span></text:h>
      <text:list text:style-name="L4">
        <text:list-item>
          <text:p text:style-name="P6"><text:span text:style-name="Strong_20_Emphasis">Description</text:span>: Visitors who enter sensitive areas must be authorized and escorted. Visitor logs should be maintained, and badges should be returned at the end of the visit.</text:p>
          <text:p text:style-name="P6"><text:span text:style-name="Strong_20_Emphasis">Action Steps</text:span>:</text:p>
          <text:list>
            <text:list-item>
              <text:p text:style-name="P7">Require visitors to sign in, and maintain logs of who escorted them and what areas they accessed.</text:p>
            </text:list-item>
            <text:list-item>
              <text:p text:style-name="P6">Ensure that expired visitor badges are collected.</text:p>
            </text:list-item>
          </text:list>
          <text:p text:style-name="P6"><text:span text:style-name="Strong_20_Emphasis">Example</text:span>:</text:p>
          <text:list text:continue-numbering="true">
            <text:list-item>
              <text:p text:style-name="P6">A vendor accessing the server room must be accompanied by an IT staff member and logged in the visitor system.</text:p>
            </text:list-item>
          </text:list>
          <text:p text:style-name="P6"><text:span text:style-name="Strong_20_Emphasis">Tools to Use</text:span>:</text:p>
          <text:list text:continue-numbering="true">
            <text:list-item>
              <text:p text:style-name="P6"><text:span text:style-name="Strong_20_Emphasis">Visitor management systems</text:span> that track sign-ins, access, and log exits.</text:p>
            </text:list-item>
          </text:list>
        </text:list-item>
      </text:list>
      <text:p text:style-name="Horizontal_20_Line"/>
      <text:h text:style-name="Heading_20_4" text:outline-level="4"><text:span text:style-name="Strong_20_Emphasis">5. Store Media Securely (9.5)</text:span></text:h>
      <text:list text:style-name="L5">
        <text:list-item>
          <text:p text:style-name="P8"><text:span text:style-name="Strong_20_Emphasis">Description</text:span>: Physical media containing CHD, such as hard drives or printed records, must be securely stored to prevent unauthorized access.</text:p>
          <text:p text:style-name="P8"><text:span text:style-name="Strong_20_Emphasis">Action Steps</text:span>:</text:p>
          <text:list>
            <text:list-item>
              <text:p text:style-name="P9">Store media in secure, locked locations, such as safes or restricted-access storage rooms.</text:p>
            </text:list-item>
            <text:list-item>
              <text:p text:style-name="P8">Regularly review the security of stored media.</text:p>
            </text:list-item>
          </text:list>
          <text:p text:style-name="P8"><text:span text:style-name="Strong_20_Emphasis">Example</text:span>:</text:p>
          <text:list text:continue-numbering="true">
            <text:list-item>
              <text:p text:style-name="P8">Printed reports containing PANs should be stored in a locked filing cabinet, with access restricted to authorized personnel.</text:p>
            </text:list-item>
          </text:list>
          <text:p text:style-name="P8"><text:soft-page-break/><text:span text:style-name="Strong_20_Emphasis">Tools to Use</text:span>:</text:p>
          <text:list text:continue-numbering="true">
            <text:list-item>
              <text:p text:style-name="P8"><text:span text:style-name="Strong_20_Emphasis">Secure storage solutions</text:span> like lockable file cabinets or safes.</text:p>
            </text:list-item>
          </text:list>
        </text:list-item>
      </text:list>
      <text:p text:style-name="Horizontal_20_Line"/>
      <text:h text:style-name="Heading_20_4" text:outline-level="4"><text:span text:style-name="Strong_20_Emphasis">6. Strict Media Distribution and Transport (9.6)</text:span></text:h>
      <text:list text:style-name="L6">
        <text:list-item>
          <text:p text:style-name="P10"><text:span text:style-name="Strong_20_Emphasis">Description</text:span>: Media containing CHD must be classified based on sensitivity, and distribution should be restricted to specific, authorized personnel. Off-site transport must be approved and tracked.</text:p>
          <text:p text:style-name="P10"><text:span text:style-name="Strong_20_Emphasis">Action Steps</text:span>:</text:p>
          <text:list>
            <text:list-item>
              <text:p text:style-name="P11">Classify media and restrict distribution to approved personnel.</text:p>
            </text:list-item>
            <text:list-item>
              <text:p text:style-name="P10">Track media being moved off-site and ensure secure transport.</text:p>
            </text:list-item>
          </text:list>
          <text:p text:style-name="P10"><text:span text:style-name="Strong_20_Emphasis">Example</text:span>:</text:p>
          <text:list text:continue-numbering="true">
            <text:list-item>
              <text:p text:style-name="P10">Backup tapes containing payment data are transported off-site by an authorized courier, with tracking of the movement.</text:p>
            </text:list-item>
          </text:list>
          <text:p text:style-name="P10"><text:span text:style-name="Strong_20_Emphasis">Tools to Use</text:span>:</text:p>
          <text:list text:continue-numbering="true">
            <text:list-item>
              <text:p text:style-name="P10"><text:span text:style-name="Strong_20_Emphasis">Tracking and logging systems</text:span> for secure media transport.</text:p>
            </text:list-item>
          </text:list>
        </text:list-item>
      </text:list>
      <text:p text:style-name="Horizontal_20_Line"/>
      <text:h text:style-name="Heading_20_4" text:outline-level="4"><text:span text:style-name="Strong_20_Emphasis">7. Strict Media Inventory and Accessibility (9.7)</text:span></text:h>
      <text:list text:style-name="L7">
        <text:list-item>
          <text:p text:style-name="P12"><text:span text:style-name="Strong_20_Emphasis">Description</text:span>: A full inventory of media must be maintained to quickly identify missing media. Media accessibility should be controlled, and inventories should be regularly reviewed.</text:p>
          <text:p text:style-name="P12"><text:span text:style-name="Strong_20_Emphasis">Action Steps</text:span>:</text:p>
          <text:list>
            <text:list-item>
              <text:p text:style-name="P13">Create and maintain an inventory of all physical media.</text:p>
            </text:list-item>
            <text:list-item>
              <text:p text:style-name="P12">Conduct annual audits of media to ensure nothing is missing.</text:p>
            </text:list-item>
          </text:list>
          <text:p text:style-name="P12"><text:span text:style-name="Strong_20_Emphasis">Example</text:span>:</text:p>
          <text:list text:continue-numbering="true">
            <text:list-item>
              <text:p text:style-name="P12">A quarterly audit of physical media like backup tapes ensures that no items are unaccounted for.</text:p>
            </text:list-item>
          </text:list>
          <text:p text:style-name="P12"><text:span text:style-name="Strong_20_Emphasis">Tools to Use</text:span>:</text:p>
          <text:list text:continue-numbering="true">
            <text:list-item>
              <text:p text:style-name="P12"><text:span text:style-name="Strong_20_Emphasis">Inventory management software</text:span>.</text:p>
            </text:list-item>
          </text:list>
        </text:list-item>
      </text:list>
      <text:p text:style-name="Horizontal_20_Line"/>
      <text:h text:style-name="Heading_20_4" text:outline-level="4"><text:span text:style-name="Strong_20_Emphasis">8. Destroy Media When No Longer Needed (9.8)</text:span></text:h>
      <text:list text:style-name="L8">
        <text:list-item>
          <text:p text:style-name="P14"><text:span text:style-name="Strong_20_Emphasis">Description</text:span>: When media containing CHD is no longer needed, it must be destroyed securely to prevent data recovery. Destruction processes must be documented and verifiable.</text:p>
          <text:p text:style-name="P14"><text:span text:style-name="Strong_20_Emphasis">Action Steps</text:span>:</text:p>
          <text:list>
            <text:list-item>
              <text:p text:style-name="P15">Use secure destruction methods, such as shredding for paper or demagnetization for hard drives.</text:p>
            </text:list-item>
            <text:list-item>
              <text:p text:style-name="P14"><text:soft-page-break/>Obtain certificates of destruction from service providers.</text:p>
            </text:list-item>
          </text:list>
          <text:p text:style-name="P14"><text:span text:style-name="Strong_20_Emphasis">Example</text:span>:</text:p>
          <text:list text:continue-numbering="true">
            <text:list-item>
              <text:p text:style-name="P14">Old hard drives are physically destroyed using a shredding service, and the company retains the destruction certificate.</text:p>
            </text:list-item>
          </text:list>
          <text:p text:style-name="P14"><text:span text:style-name="Strong_20_Emphasis">Tools to Use</text:span>:</text:p>
          <text:list text:continue-numbering="true">
            <text:list-item>
              <text:p text:style-name="P14"><text:span text:style-name="Strong_20_Emphasis">Shredders</text:span> or <text:span text:style-name="Strong_20_Emphasis">certified destruction services</text:span>.</text:p>
            </text:list-item>
          </text:list>
        </text:list-item>
      </text:list>
      <text:p text:style-name="Horizontal_20_Line"/>
      <text:h text:style-name="Heading_20_4" text:outline-level="4"><text:span text:style-name="Strong_20_Emphasis">9. Protect Devices that Capture CHD (9.9)</text:span></text:h>
      <text:list text:style-name="L9">
        <text:list-item>
          <text:p text:style-name="P16"><text:span text:style-name="Strong_20_Emphasis">Description</text:span>: Devices that capture CHD, such as <text:span text:style-name="Strong_20_Emphasis">Point of Sale (PoS)</text:span> systems, must be protected from tampering or unauthorized access. Tampering detection measures must be implemented.</text:p>
          <text:p text:style-name="P16"><text:span text:style-name="Strong_20_Emphasis">Action Steps</text:span>:</text:p>
          <text:list>
            <text:list-item>
              <text:p text:style-name="P17">Regularly inspect PoS devices for tampering or skimming devices.</text:p>
            </text:list-item>
            <text:list-item>
              <text:p text:style-name="P16">Train employees to identify signs of tampering.</text:p>
            </text:list-item>
          </text:list>
          <text:p text:style-name="P16"><text:span text:style-name="Strong_20_Emphasis">Example</text:span>:</text:p>
          <text:list text:continue-numbering="true">
            <text:list-item>
              <text:p text:style-name="P16">A weekly inspection of PoS terminals in a retail store to check for any installed skimmers.</text:p>
            </text:list-item>
          </text:list>
          <text:p text:style-name="P16"><text:span text:style-name="Strong_20_Emphasis">Tools to Use</text:span>:</text:p>
          <text:list text:continue-numbering="true">
            <text:list-item>
              <text:p text:style-name="P16"><text:span text:style-name="Strong_20_Emphasis">Tamper detection tools</text:span> and regular inspection logs.</text:p>
            </text:list-item>
          </text:list>
        </text:list-item>
      </text:list>
      <text:p text:style-name="Horizontal_20_Line"/>
      <text:h text:style-name="Heading_20_4" text:outline-level="4"><text:span text:style-name="Strong_20_Emphasis">10. Document and Enforce Policies and Procedures (9.10)</text:span></text:h>
      <text:list text:style-name="L10">
        <text:list-item>
          <text:p text:style-name="P18"><text:span text:style-name="Strong_20_Emphasis">Description</text:span>: All policies and procedures related to physical security must be documented and enforced. This includes media handling, visitor management, and device inspections.</text:p>
          <text:p text:style-name="P18"><text:span text:style-name="Strong_20_Emphasis">Action Steps</text:span>:</text:p>
          <text:list>
            <text:list-item>
              <text:p text:style-name="P19">Create detailed policies covering all aspects of physical access and data security.</text:p>
            </text:list-item>
            <text:list-item>
              <text:p text:style-name="P18">Train staff on enforcing these policies.</text:p>
            </text:list-item>
          </text:list>
          <text:p text:style-name="P18"><text:span text:style-name="Strong_20_Emphasis">Example</text:span>:</text:p>
          <text:list text:continue-numbering="true">
            <text:list-item>
              <text:p text:style-name="P18">A comprehensive <text:span text:style-name="Strong_20_Emphasis">physical security policy</text:span> outlines the procedures for granting access to secure areas, media handling, and visitor authorization.</text:p>
            </text:list-item>
          </text:list>
          <text:p text:style-name="P18"><text:span text:style-name="Strong_20_Emphasis">Tools to Use</text:span>:</text:p>
          <text:list text:continue-numbering="true">
            <text:list-item>
              <text:p text:style-name="P18"><text:span text:style-name="Strong_20_Emphasis">Policy management tools</text:span> and <text:span text:style-name="Strong_20_Emphasis">training programs</text:span> for staff.</text:p>
            </text:list-item>
          </text:list>
        </text:list-item>
      </text:list>
      <text:p text:style-name="Horizontal_20_Line"/>
      <text:h text:style-name="Heading_20_3" text:outline-level="3"><text:soft-page-break/><text:span text:style-name="Strong_20_Emphasis">Best Practices for Restricting Physical Access</text:span></text:h>
      <text:h text:style-name="Heading_20_4" text:outline-level="4"><text:span text:style-name="Strong_20_Emphasis">A. Implement Access Control Systems</text:span></text:h>
      <text:list text:style-name="L11">
        <text:list-item>
          <text:p text:style-name="P20">Use badge systems, cameras, and entry logs to control and monitor access to sensitive areas.</text:p>
        </text:list-item>
      </text:list>
      <text:h text:style-name="Heading_20_4" text:outline-level="4"><text:span text:style-name="Strong_20_Emphasis">B. Protect Media and Devices</text:span></text:h>
      <text:list text:style-name="L12">
        <text:list-item>
          <text:p text:style-name="P21">Ensure that physical media and PoS devices are protected from theft and tampering by regularly inspecting and securing them.</text:p>
        </text:list-item>
      </text:list>
      <text:h text:style-name="Heading_20_4" text:outline-level="4"><text:span text:style-name="Strong_20_Emphasis">C. Train Employees</text:span></text:h>
      <text:list text:style-name="L13">
        <text:list-item>
          <text:p text:style-name="P22">Train staff to recognize signs of tampering, unauthorized access attempts, and proper procedures for handling visitors.</text:p>
        </text:list-item>
      </text:list>
      <text:h text:style-name="Heading_20_4" text:outline-level="4"><text:span text:style-name="Strong_20_Emphasis">D. Implement Secure Destruction Practices</text:span></text:h>
      <text:list text:style-name="L14">
        <text:list-item>
          <text:p text:style-name="P23">Ensure that all media containing CHD is securely destroyed when no longer needed, and retain certificates as proof of destruction.</text:p>
        </text:list-item>
      </text:list>
      <text:p text:style-name="Horizontal_20_Line"/>
      <text:h text:style-name="Heading_20_3" text:outline-level="3"><text:span text:style-name="Strong_20_Emphasis">Required Documentation for PCI-DSS Compliance</text:span></text:h>
      <text:list text:style-name="L15">
        <text:list-item>
          <text:p text:style-name="P24"><text:span text:style-name="Strong_20_Emphasis">Physical Security Policy</text:span>:</text:p>
          <text:list>
            <text:list-item>
              <text:p text:style-name="P25"><text:span text:style-name="Strong_20_Emphasis">Purpose</text:span>: Outlines procedures for securing physical environments where CHD is handled.</text:p>
            </text:list-item>
            <text:list-item>
              <text:p text:style-name="P25"><text:span text:style-name="Strong_20_Emphasis">Content</text:span>:</text:p>
              <text:list>
                <text:list-item>
                  <text:p text:style-name="P25">Entry controls, visitor management, media handling, and device protection measures.</text:p>
                </text:list-item>
              </text:list>
            </text:list-item>
          </text:list>
        </text:list-item>
        <text:list-item>
          <text:p text:style-name="P24"><text:span text:style-name="Strong_20_Emphasis">Visitor Logs</text:span>:</text:p>
          <text:list>
            <text:list-item>
              <text:p text:style-name="P25"><text:span text:style-name="Strong_20_Emphasis">Purpose</text:span>: Keeps track of who accesses secure areas and when.</text:p>
            </text:list-item>
            <text:list-item>
              <text:p text:style-name="P25"><text:span text:style-name="Strong_20_Emphasis">Content</text:span>:</text:p>
              <text:list>
                <text:list-item>
                  <text:p text:style-name="P25">Visitor name, time of entry/exit, person they visited, and purpose.</text:p>
                </text:list-item>
              </text:list>
            </text:list-item>
          </text:list>
        </text:list-item>
        <text:list-item>
          <text:p text:style-name="P24"><text:span text:style-name="Strong_20_Emphasis">Media Destruction Logs</text:span>:</text:p>
          <text:list>
            <text:list-item>
              <text:p text:style-name="P25"><text:span text:style-name="Strong_20_Emphasis">Purpose</text:span>: Documents all media that is destroyed and provides proof of destruction.</text:p>
            </text:list-item>
            <text:list-item>
              <text:p text:style-name="P25"><text:span text:style-name="Strong_20_Emphasis">Content</text:span>:</text:p>
              <text:list>
                <text:list-item>
                  <text:p text:style-name="P25">Type of media destroyed, method of destruction, and destruction certificate.</text:p>
                </text:list-item>
              </text:list>
            </text:list-item>
          </text:list>
        </text:list-item>
        <text:list-item>
          <text:p text:style-name="P24"><text:span text:style-name="Strong_20_Emphasis">Tamper Detection Logs</text:span>:</text:p>
          <text:list>
            <text:list-item>
              <text:p text:style-name="P25"><text:span text:style-name="Strong_20_Emphasis">Purpose</text:span>: Logs inspections of devices such as PoS terminals to ensure they have not been tampered with.</text:p>
            </text:list-item>
            <text:list-item>
              <text:p text:style-name="P25"><text:span text:style-name="Strong_20_Emphasis">Content</text:span>:</text:p>
              <text:list>
                <text:list-item>
                  <text:p text:style-name="P24">Date, time, and results of each inspection.</text:p>
                </text:list-item>
              </text:list>
            </text:list-item>
          </text:list>
        </text:list-item>
      </text:list>
      <text:p text:style-name="Horizontal_20_Line"/>
      <text:h text:style-name="Heading_20_3" text:outline-level="3"><text:span text:style-name="Strong_20_Emphasis">Key Tools for Implementation</text:span></text:h>
      <text:list text:style-name="L16">
        <text:list-item>
          <text:p text:style-name="P26"><text:span text:style-name="Strong_20_Emphasis">Badge Access Systems</text:span>:</text:p>
          <text:list>
            <text:list-item>
              <text:p text:style-name="P27"><text:soft-page-break/>Control and monitor physical access to secure areas using badge entry systems.</text:p>
            </text:list-item>
          </text:list>
        </text:list-item>
        <text:list-item>
          <text:p text:style-name="P26"><text:span text:style-name="Strong_20_Emphasis">Camera Monitoring</text:span>:</text:p>
          <text:list>
            <text:list-item>
              <text:p text:style-name="P27">Use camera systems with logging capabilities to monitor entry points and sensitive areas.</text:p>
            </text:list-item>
          </text:list>
        </text:list-item>
        <text:list-item>
          <text:p text:style-name="P26"><text:span text:style-name="Strong_20_Emphasis">Media Handling Tools</text:span>:</text:p>
          <text:list>
            <text:list-item>
              <text:p text:style-name="P27">Use secure storage solutions like lockable file cabinets, and ensure that backup media is securely transported and tracked.</text:p>
            </text:list-item>
          </text:list>
        </text:list-item>
        <text:list-item>
          <text:p text:style-name="P26"><text:span text:style-name="Strong_20_Emphasis">Certified Media Destruction Services</text:span>:</text:p>
          <text:list>
            <text:list-item>
              <text:p text:style-name="P26">Use certified services to securely destroy media, ensuring compliance with PCI-DSS.</text:p>
            </text:list-item>
          </text:list>
        </text:list-item>
      </text:list>
      <text:p text:style-name="Horizontal_20_Line"/>
      <text:h text:style-name="Heading_20_3" text:outline-level="3"><text:span text:style-name="Strong_20_Emphasis">Conclusion</text:span></text:h>
      <text:p text:style-name="Text_20_body">By enforcing physical security measures, restricting access to sensitive areas, and securely handling media and devices that capture CHD, organizations can effectively comply with PCI-DSS Requirement 9. Comprehensive policies, regular audits, and employee training are key to ensuring that physical access to sensitive data is strictly controlled.</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0T21:59:32.212000000</meta:creation-date>
    <dc:date>2024-10-10T22:00:02.671000000</dc:date>
    <meta:editing-duration>PT30S</meta:editing-duration>
    <meta:editing-cycles>1</meta:editing-cycles>
    <meta:document-statistic meta:table-count="0" meta:image-count="0" meta:object-count="0" meta:page-count="6" meta:paragraph-count="130" meta:word-count="1337" meta:character-count="8476" meta:non-whitespace-character-count="7377"/>
    <meta:generator>LibreOffice/24.2.5.2$Windows_X86_64 LibreOffice_project/bffef4ea93e59bebbeaf7f431bb02b1a39ee8a59</meta:generator>
  </office:meta>
</office:document-meta>
</file>